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StyleFormatterTests.pars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StyleFormatterTests.parsePercentValueNotLenient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StyleFormatterTests.parseBogu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StyleFormatterTests.form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